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806cm" table:align="left" style:writing-mode="lr-tb"/>
    </style:style>
    <style:style style:name="Tabelle1.A" style:family="table-column">
      <style:table-column-properties style:column-width="16.806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elle2" style:family="table">
      <style:table-properties style:width="16.771cm" table:align="left" style:writing-mode="lr-tb"/>
    </style:style>
    <style:style style:name="Tabelle2.A" style:family="table-column">
      <style:table-column-properties style:column-width="16.771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3" style:family="table">
      <style:table-properties style:width="16.771cm" table:align="left" style:writing-mode="lr-tb"/>
    </style:style>
    <style:style style:name="Tabelle3.A" style:family="table-column">
      <style:table-column-properties style:column-width="4.001cm"/>
    </style:style>
    <style:style style:name="Tabelle3.B" style:family="table-column">
      <style:table-column-properties style:column-width="12.771cm"/>
    </style:style>
    <style:style style:name="Tabelle3.1" style:family="table-row">
      <style:table-row-properties style:min-row-height="1.974cm" style:keep-together="false" fo:keep-together="always"/>
    </style:style>
    <style:style style:name="Tabelle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3.B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elle4" style:family="table">
      <style:table-properties style:width="16.771cm" table:align="left" style:writing-mode="lr-tb"/>
    </style:style>
    <style:style style:name="Tabelle4.A" style:family="table-column">
      <style:table-column-properties style:column-width="4.001cm"/>
    </style:style>
    <style:style style:name="Tabelle4.B" style:family="table-column">
      <style:table-column-properties style:column-width="12.771cm"/>
    </style:style>
    <style:style style:name="Tabelle4.1" style:family="table-row">
      <style:table-row-properties style:row-height="0.767cm" style:keep-together="true" fo:keep-together="auto"/>
    </style:style>
    <style:style style:name="Tabelle4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4.B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elle4.2" style:family="table-row">
      <style:table-row-properties style:row-height="8.156cm" style:keep-together="false" fo:keep-together="always"/>
    </style:style>
    <style:style style:name="Tabelle4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5" style:family="table">
      <style:table-properties style:width="16.695cm" table:align="left" style:writing-mode="lr-tb"/>
    </style:style>
    <style:style style:name="Tabelle5.A" style:family="table-column">
      <style:table-column-properties style:column-width="5.105cm"/>
    </style:style>
    <style:style style:name="Tabelle5.B" style:family="table-column">
      <style:table-column-properties style:column-width="1.09cm"/>
    </style:style>
    <style:style style:name="Tabelle5.C" style:family="table-column">
      <style:table-column-properties style:column-width="5.412cm"/>
    </style:style>
    <style:style style:name="Tabelle5.D" style:family="table-column">
      <style:table-column-properties style:column-width="0.84cm"/>
    </style:style>
    <style:style style:name="Tabelle5.E" style:family="table-column">
      <style:table-column-properties style:column-width="4.249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5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6" style:family="table">
      <style:table-properties style:width="16.753cm" table:align="left" style:writing-mode="lr-tb"/>
    </style:style>
    <style:style style:name="Tabelle6.A" style:family="table-column">
      <style:table-column-properties style:column-width="5.105cm"/>
    </style:style>
    <style:style style:name="Tabelle6.B" style:family="table-column">
      <style:table-column-properties style:column-width="1.09cm"/>
    </style:style>
    <style:style style:name="Tabelle6.C" style:family="table-column">
      <style:table-column-properties style:column-width="5.412cm"/>
    </style:style>
    <style:style style:name="Tabelle6.D" style:family="table-column">
      <style:table-column-properties style:column-width="0.84cm"/>
    </style:style>
    <style:style style:name="Tabelle6.E" style:family="table-column">
      <style:table-column-properties style:column-width="4.307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6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7" style:family="table">
      <style:table-properties style:width="4.251cm" fo:margin-left="12.502cm" table:align="left" style:writing-mode="lr-tb"/>
    </style:style>
    <style:style style:name="Tabelle7.A" style:family="table-column">
      <style:table-column-properties style:column-width="4.251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P1" style:family="paragraph" style:parent-style-name="Heading_20_1">
      <style:text-properties fo:color="#808080"/>
    </style:style>
    <style:style style:name="P2" style:family="paragraph" style:parent-style-name="Footer">
      <style:text-properties fo:font-size="8pt" style:font-size-asian="8pt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fo:language="none" fo:country="none" fo:font-weight="bold" style:language-asian="none" style:country-asian="none" style:font-weight-asian="bold"/>
    </style:style>
    <style:style style:name="P8" style:family="paragraph" style:parent-style-name="Standard">
      <style:paragraph-properties fo:margin-top="0.212cm" fo:margin-bottom="0cm" fo:line-height="150%" style:snap-to-layout-grid="false"/>
    </style:style>
    <style:style style:name="P9" style:family="paragraph" style:parent-style-name="Standard">
      <style:paragraph-properties fo:margin-top="0.212cm" fo:margin-bottom="0cm" fo:line-height="150%" style:snap-to-layout-grid="false"/>
      <style:text-properties fo:language="none" fo:country="none" fo:font-weight="bold" style:language-asian="none" style:country-asian="none" style:font-weight-asian="bold"/>
    </style:style>
    <style:style style:name="P10" style:family="paragraph" style:parent-style-name="Standard">
      <style:paragraph-properties fo:margin-top="0.212cm" fo:margin-bottom="0.212cm" style:snap-to-layout-grid="false"/>
    </style:style>
    <style:style style:name="P11" style:family="paragraph" style:parent-style-name="Standard">
      <style:paragraph-properties fo:margin-top="0cm" fo:margin-bottom="0.212cm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er">
      <style:paragraph-properties>
        <style:tab-stops/>
      </style:paragraph-properties>
    </style:style>
    <style:style style:name="P14" style:family="paragraph" style:parent-style-name="Header">
      <style:paragraph-properties style:snap-to-layout-grid="false">
        <style:tab-stops/>
      </style:paragraph-properties>
    </style:style>
    <style:style style:name="P15" style:family="paragraph" style:parent-style-name="Header">
      <style:paragraph-properties fo:line-height="150%">
        <style:tab-stops/>
      </style:paragraph-properties>
    </style:style>
    <style:style style:name="P16" style:family="paragraph" style:parent-style-name="Header">
      <style:paragraph-properties>
        <style:tab-stops/>
      </style:paragraph-properties>
      <style:text-properties fo:font-size="12pt" style:text-underline-style="solid" style:text-underline-width="auto" style:text-underline-color="font-color" style:font-size-asian="12pt"/>
    </style:style>
    <style:style style:name="P17" style:family="paragraph" style:parent-style-name="Header">
      <style:paragraph-properties style:snap-to-layout-grid="false"/>
    </style:style>
    <style:style style:name="P18" style:family="paragraph" style:parent-style-name="Header">
      <style:paragraph-properties style:snap-to-layout-grid="false">
        <style:tab-stops/>
      </style:paragraph-properties>
      <style:text-properties fo:language="none" fo:country="none" fo:font-weight="bold" style:language-asian="none" style:country-asian="none" style:font-weight-asian="bold"/>
    </style:style>
    <style:style style:name="P19" style:family="paragraph" style:parent-style-name="Header">
      <style:paragraph-properties>
        <style:tab-stops/>
      </style:paragraph-properties>
      <style:text-properties fo:language="none" fo:country="none" style:language-asian="none" style:country-asian="none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size="24pt" fo:font-weight="bold" style:font-size-asian="24pt" style:font-weight-asian="bold"/>
    </style:style>
    <style:style style:name="P21" style:family="paragraph" style:parent-style-name="Header">
      <style:paragraph-properties fo:text-align="center" style:justify-single-word="false"/>
      <style:text-properties fo:font-size="18pt" style:font-size-asian="18pt"/>
    </style:style>
    <style:style style:name="P22" style:family="paragraph" style:parent-style-name="Header">
      <style:paragraph-properties fo:margin-top="0.212cm" fo:margin-bottom="0.212cm" style:snap-to-layout-grid="false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3" style:family="paragraph" style:parent-style-name="Header">
      <style:paragraph-properties fo:margin-top="0cm" fo:margin-bottom="0.212cm">
        <style:tab-stops/>
      </style:paragraph-properties>
    </style:style>
    <style:style style:name="P24" style:family="paragraph" style:parent-style-name="Header">
      <style:paragraph-properties fo:margin-top="0cm" fo:margin-bottom="0.212cm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5" style:family="paragraph" style:parent-style-name="Header">
      <style:paragraph-properties fo:margin-top="0.635cm" fo:margin-bottom="0cm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language="none" fo:country="none" fo:font-weight="bold" style:font-size-asian="14pt" style:language-asian="none" style:country-asian="none" style:font-weight-asian="bold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anguage="none" fo:country="none" fo:font-weight="bold" style:font-size-asian="12pt" style:language-asian="none" style:country-asian="none" style:font-weight-asian="bold"/>
    </style:style>
    <style:style style:name="T7" style:family="text">
      <style:text-properties fo:font-size="9pt" fo:font-weight="bold" style:font-size-asian="9pt" style:font-weight-asian="bold"/>
    </style:style>
    <style:style style:name="T8" style:family="text">
      <style:text-properties fo:font-size="9pt" style:font-size-asian="9pt"/>
    </style:style>
    <style:style style:name="T9" style:family="text">
      <style:text-properties fo:font-size="11pt" style:font-size-asian="11pt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ddddd" style:background-transparency="5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style:flow-with-text="true" draw:ole-draw-aspect="1" draw:visible-area-width="4.87cm" draw:visible-area-height="2.779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 text:protected="true">
        <text:p text:style-name="P12"><draw:frame draw:style-name="fr1" draw:name="Rahmen1" text:anchor-type="char" svg:x="15.596cm" svg:y="-0.252cm" svg:width="1.106cm" svg:height="1.002cm" draw:z-index="1"><draw:text-box><text:h text:style-name="P1" text:outline-level="1">T</text:h></draw:text-box></draw:frame><text:span text:style-name="T2"><text:tab/>Reife- und Diplomprüfung im </text:span><field:fieldmark text:name="Dropdown1" field:type="ecma.office-open-xml.field.FORMDROPDOWN"><field:param field:name="listEntry" field:value="Sommer"/><field:param field:name="listEntry" field:value="Herbst"/><field:param field:name="listEntry" field:value="Frühjahrs"/><field:param field:name="result" field:value="0"/></field:fieldmark><text:span text:style-name="T2">termin </text:span><field:fieldmark text:name="Dropdown2" field:type="ecma.office-open-xml.field.FORMDROPDOWN"><field:param field:name="listEntry" field:value="2009"/><field:param field:name="listEntry" field:value="2010"/><field:param field:name="listEntry" field:value="2011"/><field:param field:name="listEntry" field:value="2012"/><field:param field:name="result" field:value="1"/></field:fieldmark></text:p>
        <text:p text:style-name="P4"/>
        <table:table table:name="Tabelle1" table:style-name="Tabelle1">
          <table:table-column table:style-name="Tabelle1.A"/>
          <table:table-row table:style-name="Tabelle1.1">
            <table:table-cell table:style-name="Tabelle1.A1" office:value-type="string">
              <text:p text:style-name="P10"><text:span text:style-name="T5">Projekt-Thema</text:span>: <text:s text:c="11"/><field:fieldmark-start text:name="Text22" field:type="ecma.office-open-xml.field.FORMTEXT"><field:param field:name="Description" field:value=""/><field:param field:name="Name" field:value="Text22"/></field:fieldmark-start><text:span text:style-name="T6">Universelle Maschinensteuerung     </text:span><field:fieldmark-end/></text:p>
            </table:table-cell>
          </table:table-row>
        </table:table>
        <text:p text:style-name="Standard"/>
        <table:table table:name="Tabelle2" table:style-name="Tabelle2">
          <table:table-column table:style-name="Tabelle2.A"/>
          <table:table-row table:style-name="Tabelle2.1">
            <table:table-cell table:style-name="Tabelle2.A1" office:value-type="string">
              <text:p text:style-name="P10"><text:span text:style-name="T7">T</text:span><text:span text:style-name="T1">agesschule</text:span><text:span text:style-name="T8"> <text:s text:c="21"/></text:span><field:fieldmark text:name="Kontrollkästchen1" field:type="ecma.office-open-xml.field.FORMCHECKBOX"><field:param field:name="name" field:value="Kontrollkästchen1"/><field:param field:name="helpText" field:value=""/><field:param field:name="checked" field:value="off"/></field:fieldmark><text:span text:style-name="T8"><text:s text:c="2"/>Elektrotechnik <text:s text:c="30"/></text:span><field:fieldmark text:name="Kontrollkästchen2" field:type="ecma.office-open-xml.field.FORMCHECKBOX"><field:param field:name="name" field:value="Kontrollkästchen2"/><field:param field:name="helpText" field:value=""/><field:param field:name="checked" field:value="off"/></field:fieldmark><text:span text:style-name="T8"><text:s/>Mechatronik</text:span> <text:s text:c="24"/>JG: <field:fieldmark-start text:name="Text1" field:type="ecma.office-open-xml.field.FORMTEXT"><field:param field:name="Description" field:value=""/><field:param field:name="Name" field:value="Text1"/></field:fieldmark-start><text:span text:style-name="T6">5AHITS </text:span><field:fieldmark-end/></text:p>
              <text:p text:style-name="P11"><text:span text:style-name="T8">Höhere Lehranstalt für <text:s text:c="9"/></text:span><field:fieldmark text:name="Kontrollkästchen3" field:type="ecma.office-open-xml.field.FORMCHECKBOX"><field:param field:name="name" field:value="Kontrollkästchen3"/><field:param field:name="helpText" field:value=""/><field:param field:name="checked" field:value="off"/></field:fieldmark><text:span text:style-name="T8"><text:s text:c="2"/>Maschineningenieurwesen</text:span><text:span text:style-name="T9"> <text:s/></text:span><text:span text:style-name="T8"><text:s text:c="9"/></text:span><field:fieldmark text:name="Kontrollkästchen4" field:type="ecma.office-open-xml.field.FORMCHECKBOX"><field:param field:name="name" field:value="Kontrollkästchen4"/><field:param field:name="helpText" field:value=""/><field:param field:name="checked" field:value="on"/></field:fieldmark><text:span text:style-name="T8"><text:s text:c="2"/>Informationstechnologie</text:span> <text:s text:c="6"/>aus SJ: <field:fieldmark-start text:name="Text25" field:type="ecma.office-open-xml.field.FORMTEXT"><field:param field:name="Description" field:value=""/><field:param field:name="Name" field:value="Text25"/></field:fieldmark-start><text:span text:style-name="T4">09/10  </text:span><field:fieldmark-end/></text:p>
            </table:table-cell>
          </table:table-row>
        </table:table>
        <text:p text:style-name="Standard"/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8">Projektbetreuer/in:</text:p>
              <text:p text:style-name="P6">Betreuungslehrer/in:</text:p>
              <text:p text:style-name="P15">Schüler/in:</text:p>
              <text:p text:style-name="P15">Firma:</text:p>
              <text:p text:style-name="P15">Dauer:</text:p>
              <text:p text:style-name="P15">Prüfungsfach:</text:p>
            </table:table-cell>
            <table:table-cell table:style-name="Tabelle3.B1" office:value-type="string">
              <text:p text:style-name="P9"><field:fieldmark-start text:name="Text6" field:type="ecma.office-open-xml.field.FORMTEXT"><field:param field:name="Description" field:value=""/><field:param field:name="Name" field:value="Text6"/></field:fieldmark-start>Scheiblhofer Gerhard (Fa. Hainzl)   <field:fieldmark-end/></text:p>
              <text:p text:style-name="P7"><field:fieldmark-start text:name="Text23" field:type="ecma.office-open-xml.field.FORMTEXT"><field:param field:name="Description" field:value=""/><field:param field:name="Name" field:value="Text23"/></field:fieldmark-start>Jachs Herbert     <field:fieldmark-end/></text:p>
              <text:p text:style-name="P7"><field:fieldmark-start text:name="Text7" field:type="ecma.office-open-xml.field.FORMTEXT"><field:param field:name="Description" field:value=""/><field:param field:name="Name" field:value="Text7"/></field:fieldmark-start>Anzinger Martin, Hahn Florian     <field:fieldmark-end/></text:p>
              <text:p text:style-name="P7"><field:fieldmark-start text:name="Text9" field:type="ecma.office-open-xml.field.FORMTEXT"><field:param field:name="Description" field:value=""/><field:param field:name="Name" field:value="Text9"/></field:fieldmark-start>Hainzl Industriesysteme     <field:fieldmark-end/></text:p>
              <text:p text:style-name="P7"><field:fieldmark-start text:name="Text8" field:type="ecma.office-open-xml.field.FORMTEXT"><field:param field:name="Description" field:value=""/><field:param field:name="Name" field:value="Text8"/></field:fieldmark-start>September 2009 – Mai 2010     <field:fieldmark-end/></text:p>
              <text:p text:style-name="P7"><field:fieldmark-start text:name="Text17" field:type="ecma.office-open-xml.field.FORMTEXT"><field:param field:name="Description" field:value=""/><field:param field:name="Name" field:value="Text17"/></field:fieldmark-start>NWSY     <field:fieldmark-end/></text:p>
            </table:table-cell>
          </table:table-row>
        </table:table>
        <text:p text:style-name="P16"/>
        <table:table table:name="Tabelle4" table:style-name="Tabelle4">
          <table:table-column table:style-name="Tabelle4.A"/>
          <table:table-column table:style-name="Tabelle4.B"/>
          <table:table-row table:style-name="Tabelle4.1">
            <table:table-cell table:style-name="Tabelle4.A1" office:value-type="string">
              <text:p text:style-name="P14">Suchbegriffe:</text:p>
            </table:table-cell>
            <table:table-cell table:style-name="Tabelle4.B1" office:value-type="string">
              <text:p text:style-name="P18"><field:fieldmark-start text:name="Text18" field:type="ecma.office-open-xml.field.FORMTEXT"><field:param field:name="Description" field:value=""/><field:param field:name="Name" field:value="Text18"/></field:fieldmark-start>GUI, Visualisierung, Webinterface, Maschinensteuerung     <field:fieldmark-end/></text:p>
            </table:table-cell>
          </table:table-row>
          <table:table-row table:style-name="Tabelle4.2">
            <table:table-cell table:style-name="Tabelle4.A2" table:number-columns-spanned="2" office:value-type="string">
              <text:p text:style-name="P22">Problemstellung</text:p>
              <text:p text:style-name="P19"><field:fieldmark-start text:name="Text19" field:type="ecma.office-open-xml.field.FORMTEXT"><field:param field:name="Description" field:value=""/><field:param field:name="Name" field:value="Text19"/></field:fieldmark-start>Die zur Teit ausschließlich über ein Bedienpanel mögliche Maschinensteuerung soll per Webinterface und Touchscreen ermöglicht werden     <field:fieldmark-end/></text:p>
              <text:p text:style-name="P24">Zielsetzung</text:p>
              <text:p text:style-name="P19"><field:fieldmark-start text:name="Text20" field:type="ecma.office-open-xml.field.FORMTEXT"><field:param field:name="Description" field:value=""/><field:param field:name="Name" field:value="Text20"/></field:fieldmark-start>Es soll ein Webinterface zur Maschinensteuerung auf einem Embedded Webserver erstellt werden. Gleichzeitig soll der Touchscreen auch in der Lage sein, diese Aktionen durchführen zu können     <field:fieldmark-end/></text:p>
              <text:p text:style-name="P13"/>
              <text:p text:style-name="P23"><text:span text:style-name="T10">Ablauf</text:span></text:p>
              <text:p text:style-name="P19"><field:fieldmark-start text:name="Text21" field:type="ecma.office-open-xml.field.FORMTEXT"><field:param field:name="Description" field:value=""/><field:param field:name="Name" field:value="Text21"/></field:fieldmark-start>September: Projektbeginn</text:p>
              <text:p text:style-name="P19">Oktober: Pflichtenheft, Konzept</text:p>
              <text:p text:style-name="P19">Dezember: Prototyp</text:p>
              <text:p text:style-name="P19">Jänner: Beginn der Testphase</text:p>
              <text:p text:style-name="P19">März: Finale Version</text:p>
              <text:p text:style-name="P19">April: Dokumentation     <field:fieldmark-end/></text:p>
              <text:p text:style-name="P16"/>
              <text:p text:style-name="P16"/>
            </table:table-cell>
            <table:covered-table-cell/>
          </table:table-row>
        </table:table>
        <text:p text:style-name="P13"/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column table:style-name="Tabelle5.D"/>
          <table:table-column table:style-name="Tabelle5.E"/>
          <table:table-row table:style-name="Tabelle5.1">
            <table:table-cell table:style-name="Tabelle5.A1" office:value-type="string">
              <text:p text:style-name="P3">Schüler/in</text:p>
            </table:table-cell>
            <table:table-cell table:style-name="Tabelle5.B1" office:value-type="string">
              <text:p text:style-name="P5"/>
            </table:table-cell>
            <table:table-cell table:style-name="Tabelle5.A1" office:value-type="string">
              <text:p text:style-name="P3">Schüler/in</text:p>
            </table:table-cell>
            <table:table-cell table:style-name="Tabelle5.B1" office:value-type="string">
              <text:p text:style-name="P5"/>
            </table:table-cell>
            <table:table-cell table:style-name="Tabelle5.A1" office:value-type="string">
              <text:p text:style-name="P3">Schüler/in</text:p>
            </table:table-cell>
          </table:table-row>
        </table:table>
        <text:p text:style-name="Standard"/>
        <text:p text:style-name="Standard"/>
        <text:p text:style-name="Standard"/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row table:style-name="Tabelle6.1">
            <table:table-cell table:style-name="Tabelle6.A1" office:value-type="string">
              <text:p text:style-name="P3">Projektbetreuer/in</text:p>
            </table:table-cell>
            <table:table-cell table:style-name="Tabelle6.B1" office:value-type="string">
              <text:p text:style-name="P5"/>
            </table:table-cell>
            <table:table-cell table:style-name="Tabelle6.A1" office:value-type="string">
              <text:p text:style-name="P3">Abteilungsvorstand</text:p>
            </table:table-cell>
            <table:table-cell table:style-name="Tabelle6.B1" office:value-type="string">
              <text:p text:style-name="P5"/>
            </table:table-cell>
            <table:table-cell table:style-name="Tabelle6.A1" office:value-type="string">
              <text:p text:style-name="P3">Direktor</text:p>
            </table:table-cell>
          </table:table-row>
        </table:table>
        <text:p text:style-name="Standard"/>
        <text:p text:style-name="Standard"/>
        <text:p text:style-name="Standard"/>
        <text:p text:style-name="Standard"><text:span text:style-name="T1">Genehmigt</text:span>: Linz, am ________________</text:p>
        <table:table table:name="Tabelle7" table:style-name="Tabelle7">
          <table:table-column table:style-name="Tabelle7.A"/>
          <table:table-row table:style-name="Tabelle7.1">
            <table:table-cell table:style-name="Tabelle7.A1" office:value-type="string">
              <text:p text:style-name="P3">Landesschulinspektor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AT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2pt" fo:font-weight="bold" style:font-size-asian="22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8" style:family="table">
      <style:table-properties style:width="16.771cm" table:align="left" style:writing-mode="lr-tb"/>
    </style:style>
    <style:style style:name="Tabelle8.A" style:family="table-column">
      <style:table-column-properties style:column-width="8.752cm"/>
    </style:style>
    <style:style style:name="Tabelle8.B" style:family="table-column">
      <style:table-column-properties style:column-width="0.75cm"/>
    </style:style>
    <style:style style:name="Tabelle8.C" style:family="table-column">
      <style:table-column-properties style:column-width="7.269cm"/>
    </style:style>
    <style:style style:name="Tabelle8.1" style:family="table-row">
      <style:table-row-properties style:min-row-height="2.974cm" style:keep-together="true" fo:keep-together="auto"/>
    </style:style>
    <style:style style:name="Tabelle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8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8.C1" style:family="table-cell">
      <style:table-cell-properties style:vertical-align="middle" fo:background-color="#cccccc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MP1" style:family="paragraph" style:parent-style-name="Header">
      <style:paragraph-properties fo:margin-top="0.635cm" fo:margin-bottom="0cm" style:snap-to-layout-gri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  <style:text-properties fo:font-size="24pt" fo:font-weight="bold" style:font-size-asian="24pt" style:font-weight-asian="bold"/>
    </style:style>
    <style:style style:name="MP4" style:family="paragraph" style:parent-style-name="Header">
      <style:paragraph-properties fo:text-align="center" style:justify-single-word="false"/>
      <style:text-properties fo:font-size="18pt" style:font-size-asian="18pt"/>
    </style:style>
    <style:style style:name="MP5" style:family="paragraph" style:parent-style-name="Footer">
      <style:text-properties fo:font-size="8pt" style:font-size-asian="8pt"/>
    </style:style>
    <style:style style:name="M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style:flow-with-text="true" draw:ole-draw-aspect="1" draw:visible-area-width="4.87cm" draw:visible-area-height="2.779cm"/>
    </style:style>
    <style:page-layout style:name="Mpm1">
      <style:page-layout-properties fo:page-width="20.999cm" fo:page-height="29.699cm" style:num-format="1" style:print-orientation="portrait" fo:margin-top="1cm" fo:margin-bottom="0.501cm" fo:margin-left="2.50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499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0.501cm" fo:margin-bottom="1cm" fo:margin-left="2.50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le8" table:style-name="Tabelle8">
          <table:table-column table:style-name="Tabelle8.A"/>
          <table:table-column table:style-name="Tabelle8.B"/>
          <table:table-column table:style-name="Tabelle8.C"/>
          <table:table-row table:style-name="Tabelle8.1">
            <table:table-cell table:style-name="Tabelle8.A1" office:value-type="string">
              <text:p text:style-name="MP1"><draw:frame draw:style-name="Mfr1" draw:name="Objekt1" text:anchor-type="char" svg:x="0.293cm" svg:y="0.273cm" svg:width="4.572cm" svg:height="2.286cm" draw:z-index="0"><draw:object-ole xlink:href="./Object 1" xlink:type="simple" xlink:show="embed" xlink:actuate="onLoad"/><draw:image xlink:href="./ObjectReplacements/Object 1" xlink:type="simple" xlink:show="embed" xlink:actuate="onLoad"/></draw:frame> <text:s text:c="53"/>Höhere Technische </text:p>
              <text:p text:style-name="Header"><text:s text:c="54"/>Bundeslehranstalt</text:p>
              <text:p text:style-name="Header"><text:s/></text:p>
              <text:p text:style-name="Header"><text:s text:c="54"/>Paul-Hahn-Straße 4</text:p>
              <text:p text:style-name="Header"><text:s text:c="54"/>4020 Linz</text:p>
              <text:p text:style-name="Header"/>
            </table:table-cell>
            <table:table-cell table:style-name="Tabelle8.B1" office:value-type="string">
              <text:p text:style-name="MP2"/>
            </table:table-cell>
            <table:table-cell table:style-name="Tabelle8.C1" office:value-type="string">
              <text:p text:style-name="MP3">Diplomarbeit</text:p>
              <text:p text:style-name="MP4">Datenblatt</text:p>
            </table:table-cell>
          </table:table-row>
        </table:table>
        <text:p text:style-name="Header"/>
      </style:header>
      <style:footer>
        <text:p text:style-name="MP5"><text:file-name text:display="full">/data/schule/DA/DA  Datenblatt.doc</text:file-n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Reife- und Diplomprüfung im Haupttermin 2004/05</dc:title>
    <meta:initial-creator>Litec</meta:initial-creator>
    <meta:creation-date>2004-09-10T11:46:00</meta:creation-date>
    <dc:creator>Anzinger Martin</dc:creator>
    <dc:date>2009-10-13T10:24:36</dc:date>
    <meta:print-date>2004-09-30T12:32:00</meta:print-date>
    <meta:editing-cycles>25</meta:editing-cycles>
    <meta:document-statistic meta:table-count="8" meta:image-count="0" meta:object-count="1" meta:page-count="1" meta:paragraph-count="46" meta:word-count="166" meta:character-count="1646"/>
    <meta:generator>OpenOffice.org/3.1$Uni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